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15" style:family="text">
      <style:text-properties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6" style:family="text"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7" style:family="text">
      <style:text-properties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1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19" style:family="text">
      <style:text-properties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20" style:family="text">
      <style:text-properties style:font-name="Arial" fo:font-size="9pt" fo:language="ru" fo:country="RU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1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22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23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24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5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italic" style:font-style-asian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language="en" fo:country="US" fo:font-weight="normal" style:font-weight-asian="norm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style:text-position="sub 58%"/>
    </style:style>
    <style:style style:name="T36" style:family="text">
      <style:text-properties style:text-position="sub 58%" fo:language="en" fo:country="US"/>
    </style:style>
    <style:style style:name="T37" style:family="text">
      <style:text-properties style:text-position="sub 58%" fo:language="en" fo:country="US" fo:font-style="italic" style:font-style-asian="italic" style:font-style-complex="italic"/>
    </style:style>
    <style:style style:name="T38" style:family="text">
      <style:text-properties style:text-position="sub 58%" fo:language="en" fo:country="US" fo:font-style="normal" style:font-style-asian="normal" style:font-style-complex="normal"/>
    </style:style>
    <style:style style:name="T39" style:family="text">
      <style:text-properties style:text-position="sub 58%" fo:font-style="italic" style:font-style-asian="italic" style:font-style-complex="italic"/>
    </style:style>
    <style:style style:name="T40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1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2" style:family="text">
      <style:text-properties style:text-position="sub 58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43" style:family="text">
      <style:text-properties style:text-position="sub 58%"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position="0% 100%" fo:language="en" fo:country="US" fo:font-style="normal" style:font-style-asian="normal" style:font-style-complex="normal"/>
    </style:style>
    <style:style style:name="T47" style:family="text">
      <style:text-properties style:text-position="0% 100%" fo:language="en" fo:country="US" fo:font-style="italic" style:font-style-asian="italic" style:font-style-complex="italic"/>
    </style:style>
    <style:style style:name="T48" style:family="text">
      <style:text-properties style:text-position="0% 100%" fo:font-style="italic" style:font-style-asian="italic" style:font-style-complex="italic"/>
    </style:style>
    <style:style style:name="T49" style:family="text">
      <style:text-properties style:text-position="0% 100%" fo:font-style="normal" style:font-style-asian="normal" style:font-style-complex="normal"/>
    </style:style>
    <style:style style:name="T50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3" style:family="text">
      <style:text-properties style:text-position="0% 100%"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4" style:family="text">
      <style:text-properties style:text-position="0% 100%"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5" style:family="text">
      <style:text-properties style:text-position="0% 100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56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57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8" style:family="text">
      <style:text-properties style:text-position="0% 100%" style:font-name="Arial" fo:font-size="9pt" fo:letter-spacing="0.0138in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9" style:family="text">
      <style:text-properties style:text-position="0% 100%" style:font-name="Arial" fo:font-size="9pt" fo:letter-spacing="0.0138in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60" style:family="text">
      <style:text-properties style:text-position="0% 100%" style:font-name="Arial" fo:font-size="9pt" fo:letter-spacing="0.0138in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61" style:family="text">
      <style:text-properties style:text-position="0% 100%" style:font-name="Arial" fo:font-size="9pt" fo:letter-spacing="0.0138in" fo:language="ru" fo:country="RU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text-position="super 58%" fo:font-style="italic" style:font-style-asian="italic" style:font-style-complex="italic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font-size="9pt" style:font-size-asian="9pt" style:font-size-complex="9pt"/>
    </style:style>
    <style:style style:name="T77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8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79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5"><text:s/></text:span><text:span text:style-name="T34">$</text:span><text:span text:style-name="T29">allSerial </text:span></text:p>
      <text:p text:style-name="P10"/>
      <text:p text:style-name="P9"><text:span text:style-name="T70">Measurement range for:</text:span><text:span text:style-name="T69"><text:line-break/></text:span><text:span text:style-name="T71"><text:tab/>-</text:span><text:span text:style-name="Знак_20_примечания"><text:span text:style-name="T74"> <text:s/></text:span></text:span><text:span text:style-name="T71">i</text:span><text:span text:style-name="T72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1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0.5 </text:span><text:span text:style-name="T13">Sv/h</text:span><text:span text:style-name="T73"><text:line-break/></text:span></text:p>
      <text:p text:style-name="P5">Measurement error:</text:p>
      <text:p text:style-name="P29"><text:span text:style-name="T3"><text:tab/></text:span><text:span text:style-name="T3">- <text:s/>dose response variation limits<text:tab/><text:tab/><text:tab/><text:tab/></text:span><text:span text:style-name="T21">±(15+</text:span><text:span text:style-name="T22">U</text:span><text:span text:style-name="T40">relD</text:span><text:span text:style-name="T21">)%</text:span><text:span text:style-name="T3"><text:line-break/><text:tab/>- <text:s/>dose rate response v</text:span><text:span text:style-name="T4">ariation limits<text:tab/><text:tab/><text:tab/></text:span><text:span text:style-name="T23">±(15+</text:span><text:span text:style-name="T22">U</text:span><text:span text:style-name="T40">relD</text:span><text:span text:style-name="T23">)%<text:line-break/><text:tab/></text:span><text:span text:style-name="T24">where </text:span><text:span text:style-name="T25">U</text:span><text:span text:style-name="T41">relD</text:span><text:span text:style-name="T24"> is the relative expanded uncertainty of the conventional value of a dose as a percentage</text:span></text:p>
      <text:p text:style-name="P31"><text:span text:style-name="T19"><text:tab/></text:span><text:span text:style-name="T16">- <text:s/>dose coefficient of variation (</text:span><text:span text:style-name="T14">H</text:span><text:span text:style-name="T16">&lt;11</text:span><text:span text:style-name="T14">H</text:span><text:span text:style-name="T42">0</text:span><text:span text:style-name="T53">)<text:tab/></text:span><text:span text:style-name="T16"><text:tab/><text:tab/></text:span><text:span text:style-name="T19">±</text:span><text:span text:style-name="T17">(16-</text:span><text:span text:style-name="T15">H</text:span><text:span text:style-name="T17">/</text:span><text:span text:style-name="T15">H</text:span><text:span text:style-name="T43">0</text:span><text:span text:style-name="T54">)%<text:line-break/></text:span><text:span text:style-name="T53"><text:tab/>- <text:s/>dose coefficient of variation (</text:span><text:span text:style-name="T55">H2265</text:span><text:span text:style-name="T53">11</text:span><text:span text:style-name="T55">H</text:span><text:span text:style-name="T42">0</text:span><text:span text:style-name="T53">)<text:tab/><text:tab/><text:tab/></text:span><text:span text:style-name="T56">±</text:span><text:span text:style-name="T61">5</text:span><text:span text:style-name="T54">%</text:span><text:span text:style-name="T16"><text:line-break/><text:tab/>- <text:s/>dose rate</text:span><text:span text:style-name="T20"> </text:span><text:span text:style-name="T16">coefficient of variation (</text:span><text:span text:style-name="T14">Ḣ</text:span><text:span text:style-name="T16">&lt;</text:span><text:span text:style-name="T53">10 µ</text:span><text:span text:style-name="T55">Sv/h</text:span><text:span text:style-name="T53">)<text:tab/></text:span><text:span text:style-name="T16"><text:tab/></text:span><text:span text:style-name="T19">±20</text:span><text:span text:style-name="T54">%<text:line-break/></text:span><text:span text:style-name="T53"><text:tab/>- <text:s/>dose rate coefficient of variation (10µ</text:span><text:span text:style-name="T55">Sv/h</text:span><text:span text:style-name="T53">⩽</text:span><text:span text:style-name="T55">Ḣ</text:span><text:span text:style-name="T53">&lt;60µ</text:span><text:span text:style-name="T55">Sv/h</text:span><text:span text:style-name="T53">)<text:tab/></text:span><text:span text:style-name="T57">±(21-</text:span><text:span text:style-name="T59">Ḣ</text:span><text:span text:style-name="T57">/10µ</text:span><text:span text:style-name="T59">Sv/h</text:span><text:span text:style-name="T57">)</text:span><text:span text:style-name="T54">%</text:span><text:span text:style-name="T53"><text:line-break/><text:tab/>- <text:s/>dose rate coefficient of variation (</text:span><text:span text:style-name="T60">Ḣ</text:span><text:span text:style-name="T58">⩾60µ</text:span><text:span text:style-name="T60">Sv/h</text:span><text:span text:style-name="T53">)<text:tab/><text:tab/></text:span><text:span text:style-name="T57">±15</text:span><text:span text:style-name="T54">%</text:span><text:span text:style-name="T18"><text:line-break/><text:tab/>where </text:span><text:span text:style-name="T14">H</text:span><text:span text:style-name="T42">0</text:span><text:span text:style-name="T18"> is the lower limit of dose measurement</text:span></text:p>
      <text:p text:style-name="P26"/>
      <text:p text:style-name="P4"><text:span text:style-name="T45">Operating conditions:</text:span><text:line-break/><text:span text:style-name="T76"><text:tab/>-</text:span><text:span text:style-name="Знак_20_примечания"><text:span text:style-name="T75"> <text:s/>a</text:span></text:span><text:span text:style-name="T76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6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6">amma radiation background<text:tab/><text:tab/><text:tab/><text:tab/>$bground <text:s/></text:span><text:span text:style-name="T79">nSv/h</text:span></text:p>
      <text:p text:style-name="P50"/>
      <text:p text:style-name="P51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8">-</text:span></text:span><text:span text:style-name="Знак_20_примечания"><text:span text:style-name="T77"> $eng_facility_110;<text:line-break/><text:tab/>- $eng_facility_130;</text:span></text:span><text:span text:style-name="Знак_20_примечания"><text:span text:style-name="T62"><text:line-break/></text:span></text:span></text:p>
      <text:p text:style-name="P12"><text:span text:style-name="T2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 </text:span><text:span text:style-name="T26">(</text:span><text:span text:style-name="T67">γ</text:span><text:span text:style-name="T2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4">Ḣ</text:span><text:span text:style-name="T37">oi</text:span><text:span text:style-name="T46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26">at check point</text:span>,</text:p>
            <text:p text:style-name="P36"><text:span text:style-name="T44">Ḣ</text:span><text:span text:style-name="T66">*</text:span><text:span text:style-name="T37">i</text:span><text:span text:style-name="T46">(10)</text:span></text:p>
          </table:table-cell>
          <table:table-cell table:style-name="t1.B2" office:value-type="string">
            <text:p text:style-name="P32"><text:span text:style-name="T26">Average value</text:span>, </text:p>
            <text:p text:style-name="P33"><text:span text:style-name="T28">H</text:span><text:span text:style-name="T37">pi</text:span><text:span text:style-name="T46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7">R</text:span><text:span text:style-name="T38">w</text:span><text:span text:style-name="T37">i</text:span><text:span text:style-name="T32">,</text:span> %</text:p>
          </table:table-cell>
          <table:table-cell table:style-name="t1.B2" office:value-type="string">
            <text:p text:style-name="P27"><text:span text:style-name="T26">Response variation limits, </text:span><text:span text:style-name="T30">R</text:span><text:span text:style-name="T38">w</text:span><text:span text:style-name="T37">i</text:span><text:span text:style-name="T26">, %</text:span></text:p>
          </table:table-cell>
          <table:table-cell table:style-name="t1.B2" office:value-type="string">
            <text:p text:style-name="P28"><text:span text:style-name="T26">Coefficient of variation </text:span><text:span text:style-name="T27">v</text:span><text:span text:style-name="T37">i</text:span><text:span text:style-name="T26">,</text:span> %</text:p>
          </table:table-cell>
          <table:table-cell table:style-name="t1.I2" office:value-type="string">
            <text:p text:style-name="P23">Coefficient</text:p>
            <text:p text:style-name="P24"><text:span text:style-name="T31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51">±</text:span><text:span text:style-name="T50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0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51">±</text:span><text:span text:style-name="T50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0">±15</text:p>
          </table:table-cell>
        </table:table-row>
        <table:table-row>
          <table:table-cell table:style-name="t1.A3" office:value-type="string">
            <text:p text:style-name="P20">80<text:span text:style-name="T32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51">±</text:span><text:span text:style-name="T50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30">±15</text:p>
          </table:table-cell>
        </table:table-row>
        <table:table-row>
          <table:table-cell table:style-name="t1.A7" office:value-type="string">
            <text:p text:style-name="P20"><text:span text:style-name="T32">4</text:span>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1">$1-m31</text:p>
              <text:p text:style-name="P41">$1-m32</text:p>
              <text:p text:style-name="P41">$1-m33</text:p>
              <text:p text:style-name="P41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14"><text:span text:style-name="T51">±</text:span><text:span text:style-name="T50">19</text:span></text:p>
          </table:table-cell>
          <table:table-cell table:style-name="t1.B7" office:value-type="string">
            <text:p text:style-name="P21">$1-q3</text:p>
          </table:table-cell>
          <table:table-cell table:style-name="t1.I7" office:value-type="string">
            <text:p text:style-name="P30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 </text:span><text:span text:style-name="T26">(</text:span><text:span text:style-name="T67">γ</text:span><text:span text:style-name="T2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8">H</text:span><text:span text:style-name="T37">p</text:span><text:span text:style-name="T36">0</text:span><text:span text:style-name="T26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3">Ḣ</text:span><text:span text:style-name="T39">oi</text:span><text:span text:style-name="T49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68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7">R</text:span><text:span text:style-name="T38">w</text:span><text:span text:style-name="T37">i</text:span><text:span text:style-name="T32">,</text:span> %</text:p>
          </table:table-cell>
          <table:table-cell table:style-name="s1.B2" table:number-rows-spanned="2" office:value-type="string">
            <text:p text:style-name="P27"><text:span text:style-name="T26">Response variation limits, </text:span><text:span text:style-name="T30">R</text:span><text:span text:style-name="T38">w</text:span><text:span text:style-name="T37">i</text:span><text:span text:style-name="T26">, %</text:span></text:p>
          </table:table-cell>
          <table:table-cell table:style-name="s1.B2" table:number-rows-spanned="2" office:value-type="string">
            <text:p text:style-name="P28"><text:span text:style-name="T26">Coefficient of variation </text:span><text:span text:style-name="T27">v</text:span><text:span text:style-name="T37">i</text:span><text:span text:style-name="T26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31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8">H</text:span><text:span text:style-name="T37">pi</text:span><text:span text:style-name="T26">(10)</text:span></text:p>
          </table:table-cell>
          <table:table-cell table:style-name="s1.D3" office:value-type="string">
            <text:p text:style-name="P37"><text:span text:style-name="T28">H</text:span><text:span text:style-name="T37">pi</text:span><text:span text:style-name="T26">(10)</text:span><text:span text:style-name="T36">meas</text:span><text:span text:style-name="T35">.</text:span></text:p>
          </table:table-cell>
          <table:table-cell table:style-name="s1.D3" office:value-type="string">
            <text:p text:style-name="P37"><text:span text:style-name="T28">H</text:span><text:span text:style-name="T37">pi</text:span><text:span text:style-name="T30">(10)</text:span><text:span text:style-name="T38">meas</text:span><text:span text:style-name="T39">.</text:span><text:span text:style-name="T48">-</text:span><text:span text:style-name="T28">H</text:span><text:span text:style-name="T37">p</text:span><text:span text:style-name="T36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26">0 </text:span><text:span text:style-name="T32">µSv/h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##1-<text:span text:style-name="T26">dn</text:span>_<text:span text:style-name="T32">1 <text:s/></text:span></text:p>
            <text:p text:style-name="P22"><text:span text:style-name="T32">##1-</text:span><text:span text:style-name="T26">dd_1</text:span></text:p>
          </table:table-cell>
          <table:table-cell table:style-name="s1.B4" office:value-type="string">
            <text:p text:style-name="P21">##1-d_dev_<text:span text:style-name="T32">1</text:span></text:p>
          </table:table-cell>
          <table:table-cell table:style-name="s1.B4" office:value-type="string">
            <text:p text:style-name="P21">##1-dose_<text:span text:style-name="T32">1</text:span></text:p>
          </table:table-cell>
          <table:table-cell table:style-name="s1.B4" office:value-type="string">
            <text:p text:style-name="P21">##1-d_res_<text:span text:style-name="T32">1</text:span></text:p>
          </table:table-cell>
          <table:table-cell table:style-name="s1.B4" office:value-type="string">
            <text:p text:style-name="P21">##1-o_pog_<text:span text:style-name="T32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2">1</text:span></text:p>
          </table:table-cell>
          <table:table-cell table:style-name="s1.J4" office:value-type="string">
            <text:p text:style-name="P14"><text:span text:style-name="T52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26">0 </text:span><text:span text:style-name="T32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26">dn</text:span>_<text:span text:style-name="T32">2 <text:s/></text:span></text:p>
            <text:p text:style-name="P22"><text:span text:style-name="T32">##1-</text:span><text:span text:style-name="T26">dd_</text:span><text:span text:style-name="T32">2</text:span></text:p>
          </table:table-cell>
          <table:table-cell table:style-name="s1.B5" office:value-type="string">
            <text:p text:style-name="P21">##1-d_dev_<text:span text:style-name="T32">2</text:span></text:p>
          </table:table-cell>
          <table:table-cell table:style-name="s1.B5" office:value-type="string">
            <text:p text:style-name="P21">##1-dose_<text:span text:style-name="T32">2</text:span></text:p>
          </table:table-cell>
          <table:table-cell table:style-name="s1.B5" office:value-type="string">
            <text:p text:style-name="P21">##1-d_res_<text:span text:style-name="T32">2</text:span></text:p>
          </table:table-cell>
          <table:table-cell table:style-name="s1.B5" office:value-type="string">
            <text:p text:style-name="P21">##1-o_pog_<text:span text:style-name="T32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2">2</text:span></text:p>
          </table:table-cell>
          <table:table-cell table:style-name="s1.J5" office:value-type="string">
            <text:p text:style-name="P14"><text:span text:style-name="T52">±</text:span>5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0:45.10</dc:date>
    <meta:editing-duration>P3DT15H49M25S</meta:editing-duration>
    <meta:editing-cycles>453</meta:editing-cycles>
    <meta:generator>OpenOffice/4.1.6$Win32 OpenOffice.org_project/416m1$Build-9790</meta:generator>
    <meta:document-statistic meta:table-count="3" meta:image-count="1" meta:object-count="0" meta:page-count="1" meta:paragraph-count="151" meta:word-count="345" meta:character-count="2362"/>
  </office:meta>
</office:document-meta>
</file>